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llfederhalter als Symbol</text:p>
      <text:p text:style-name="Standard">Pauls Anschaffung eines Füllfederhalters ist ein Symbol seiner Lust, um ein neues Leben zu beginnen. Füllfederhalters sind für wichtige Ereignisse gekauft. Paul kauft einen aber macht keine Änderung. Er findet viel von seinem Leben schlecht. Er weiss immer genau was seine Frau macht, er hasst das Kälte und so weiter. Der Füllfederhalters zeigt dass er alles verändern will aber er hat keinen Mut um zu handeln. Er schreibt sogar einen Brief, darauf schrieb er seine Wünsche, mit dem Füllfederhalters. Seinen Wunsch um alles zu verändern ist stark, aber er kann noch nicht hande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Ritchie</meta:initial-creator>
    <meta:creation-date>2016-02-15T10:49:26.36</meta:creation-date>
    <dc:date>2016-03-17T17:10:51.40</dc:date>
    <dc:creator>Robert Ritchie</dc:creator>
    <meta:editing-duration>PT3M35S</meta:editing-duration>
    <meta:editing-cycles>2</meta:editing-cycles>
    <meta:generator>OpenOffice/4.0.0$Win32 OpenOffice.org_project/400m3$Build-9702</meta:generator>
    <meta:printed-by>Robert Ritchie</meta:printed-by>
    <meta:print-date>2016-03-17T17:10:38.22</meta:print-date>
    <meta:document-statistic meta:table-count="0" meta:image-count="0" meta:object-count="0" meta:page-count="1" meta:paragraph-count="2" meta:word-count="96" meta:character-count="608"/>
  </office:meta>
</office:document-meta>
</file>